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nique_objects_and_frequenc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que Tag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ortrait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o person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utdoor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ntiqu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sici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intin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ecorati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estiva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eriou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ide view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acial expressi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reativi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litar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affit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raphi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nochrom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ansportation syste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dolesc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ing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u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gethernes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lamou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icture fram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ffen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tisti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ir weath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ndscap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x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raphic desig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ok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gnali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ncer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ne-lookin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orizontal plan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iendshi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dividuali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thograp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nsiv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res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templat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sjun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ega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adsh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lluminat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mok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chieveme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nec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c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ewelr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derwat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ifor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ldlif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ceptu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et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hle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quipme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 musi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s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llpap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wboy ha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rnit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oup togeth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na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ittis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m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it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dwe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ug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erf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cial hai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ird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s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tcar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at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titu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lk ou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wbo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ign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m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turist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ubstant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utf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triotis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d carp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iritual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amwor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ci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omplish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racti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ag ra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ntas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ed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itari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age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festy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so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r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ip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nglas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ypograph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cto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ua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andon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g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u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lkbo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se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stu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rav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hibi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b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ass ite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pagan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lin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und o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a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du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rtl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o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s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rpl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trona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log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val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remon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os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yl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ot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yes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hiona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thco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io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az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d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r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yll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eg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vertebr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all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cult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ghtclu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oram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itic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ula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llf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lhouett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litu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ill lif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end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c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dalis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ld Wide W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ryl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i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og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iv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l-shap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 and wh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wed stringed instru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am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pion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ematograph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t of ar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ent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respond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s s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e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gr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ble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mstr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anc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otwe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k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t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d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dscar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ressionis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vit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er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pst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era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hin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eor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p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bell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he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ar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b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ulp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sca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sh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t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di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tto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nn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p journ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sha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und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id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on ener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 pol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br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to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cha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 rac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r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fo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ball c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k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l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 b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k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q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w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w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dd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m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ga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on pl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vascu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met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met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phalopod 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om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c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sca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c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graph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en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cious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e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s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stac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d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ov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r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ma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o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v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a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angered spe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al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c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cta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gla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w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 disgu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h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m festi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ores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nd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s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 ha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plan sp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b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gg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dwrit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dl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welry b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g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quid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llip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eli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yal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gg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esc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on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if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ific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nequ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scri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culi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rn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s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sia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sc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n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s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t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ionw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kl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spa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r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d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nith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t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c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ner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ig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ograph rec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gra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an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ff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ch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eb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e compet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iss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e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v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n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ol of f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 mes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ping c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ic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rke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cra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equi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f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o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way 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b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siz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nderst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pi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bst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l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at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ti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v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tor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y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a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t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col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color pain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cra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c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2:46:42.3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2:44:17.906000000</dc:date>
    <meta:editing-duration>PT1M30S</meta:editing-duration>
    <meta:editing-cycles>1</meta:editing-cycles>
    <meta:generator>LibreOffice/5.2.7.2$Windows_x86 LibreOffice_project/2b7f1e640c46ceb28adf43ee075a6e8b8439ed10</meta:generator>
    <meta:document-statistic meta:table-count="1" meta:cell-count="2034" meta:object-count="0"/>
  </office:meta>
</office:document-meta>
</file>